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5.719cm"/>
    </style:style>
    <style:style style:name="co5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tem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temNo</text:p>
          </table:table-cell>
          <table:table-cell office:value-type="string" calcext:value-type="string">
            <text:p>ItemName</text:p>
          </table:table-cell>
          <table:table-cell office:value-type="string" calcext:value-type="string">
            <text:p>Odds</text:p>
          </table:table-cell>
          <table:table-cell table:style-name="ce1" office:value-type="string" calcext:value-type="string">
            <text:p>ItemTexturePath</text:p>
          </table:table-cell>
          <table:table-cell office:value-type="string" calcext:value-type="string">
            <text:p>BasicPrice</text:p>
          </table:table-cell>
          <table:table-cell table:style-name="ce1" office:value-type="string" calcext:value-type="string">
            <text:p>ItemDescription</text:p>
          </table:table-cell>
          <table:table-cell table:style-name="ce1" office:value-type="string" calcext:value-type="string">
            <text:p>ItemTypes</text:p>
          </table:table-cell>
          <table:table-cell office:value-type="string" calcext:value-type="string">
            <text:p>StackLim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Potion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s://_Asset/Item/potions/pt1.p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cover Hp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Potion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s://_Asset/Item/potions/pt2.p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cover Mp</text:p>
          </table:table-cell>
          <table:table-cell table:number-columns-repeated="2" office:value-type="float" office:value="2" calcext:value-type="float">
            <text:p>2</text:p>
          </table:table-cell>
        </table:table-row>
      </table:table>
      <table:table table:name="EnemyList" table:style-name="ta1">
        <table:table-column table:style-name="co1" table:number-columns-repeated="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nemyNo</text:p>
          </table:table-cell>
          <table:table-cell office:value-type="string" calcext:value-type="string">
            <text:p>EnemyName</text:p>
          </table:table-cell>
          <table:table-cell office:value-type="string" calcext:value-type="string">
            <text:p>Ex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night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  <table:database-ranges>
        <table:database-range table:name="__Anonymous_Sheet_DB__0" table:target-range-address="ItemList.C1:ItemList.C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JhengHei" style:font-size-asian="10pt" style:language-asian="zh" style:country-asian="TW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8">0000/00/00</text:date>, <text:time style:data-style-name="N2" text:time-value="17:16:11.0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0T02:10:38.504000000</meta:creation-date>
    <dc:date>2024-08-18T17:45:18.547000000</dc:date>
    <meta:editing-duration>P6DT11M27S</meta:editing-duration>
    <meta:editing-cycles>26</meta:editing-cycles>
    <meta:generator>LibreOffice/7.5.3.2$Windows_X86_64 LibreOffice_project/9f56dff12ba03b9acd7730a5a481eea045e468f3</meta:generator>
    <meta:document-statistic meta:table-count="2" meta:cell-count="30" meta:object-count="0"/>
  </office:meta>
</office:document-meta>
</file>